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5151" officeooo:paragraph-rsid="001351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min username= admin</text:p>
      <text:p text:style-name="P1">admin password= admin</text:p>
      <text:p text:style-name="P1"><text:s text:c="11"/>or </text:p>
      <text:p text:style-name="P1">admin username=root</text:p>
      <text:p text:style-name="P1">admin password=roo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Arimo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editing-cycles>2</meta:editing-cycles>
    <meta:creation-date>2008-08-22T11:41:04</meta:creation-date>
    <dc:date>2022-09-29T11:31:13.602781617</dc:date>
    <meta:editing-duration>PT40S</meta:editing-duration>
    <meta:document-statistic meta:table-count="0" meta:image-count="0" meta:object-count="0" meta:page-count="1" meta:paragraph-count="5" meta:word-count="11" meta:character-count="94" meta:non-whitespace-character-count="76"/>
  </office:meta>
</office:document-meta>
</file>